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11pt" officeooo:rsid="001392d4" officeooo:paragraph-rsid="001392d4" style:font-size-asian="11pt" style:font-size-complex="11pt"/>
    </style:style>
    <style:style style:name="P2" style:family="paragraph" style:parent-style-name="Standard">
      <style:text-properties fo:font-size="11pt" officeooo:rsid="0012c7b7" officeooo:paragraph-rsid="0012c7b7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N0:-3] <text:s text:c="3"/>DOUBLE ENDED QUEUE</text:p>
      <text:p text:style-name="P2">INPUT:-</text:p>
      <text:p text:style-name="P2">#include&lt;stdio.h&gt;</text:p>
      <text:p text:style-name="P2">#include&lt;stdlib.h&gt;</text:p>
      <text:p text:style-name="P2"></text:p>
      <text:p text:style-name="P2">#define max 50</text:p>
      <text:p text:style-name="P2">int queue[max];</text:p>
      <text:p text:style-name="P2">int front,rear;</text:p>
      <text:p text:style-name="P2">front=max/2;</text:p>
      <text:p text:style-name="P2">rear=max/2-1;</text:p>
      <text:p text:style-name="P2"></text:p>
      <text:p text:style-name="P2">void insert_rear();</text:p>
      <text:p text:style-name="P2">void insert_front();</text:p>
      <text:p text:style-name="P2">void delete_front();</text:p>
      <text:p text:style-name="P2">void delete_rear();</text:p>
      <text:p text:style-name="P2">void display();</text:p>
      <text:p text:style-name="P2"></text:p>
      <text:p text:style-name="P2">void main()</text:p>
      <text:p text:style-name="P2">{</text:p>
      <text:p text:style-name="P2"><text:s/>int ch;</text:p>
      <text:p text:style-name="P2"><text:s/>do</text:p>
      <text:p text:style-name="P2"><text:s text:c="3"/>{</text:p>
      <text:p text:style-name="P2"><text:s text:c="4"/>printf("1.Insert an Element at rear");</text:p>
      <text:p text:style-name="P2"><text:s text:c="4"/>printf("\n2.Insert an Element At front");</text:p>
      <text:p text:style-name="P2"><text:s text:c="4"/>printf("\n3.Delete an Element from front");</text:p>
      <text:p text:style-name="P2"><text:s text:c="4"/>printf("\n4.Delete an Element from rear");</text:p>
      <text:p text:style-name="P2"><text:s text:c="4"/>printf("\n5.Display");</text:p>
      <text:p text:style-name="P2"><text:s text:c="4"/>printf("\n6.Exit");</text:p>
      <text:p text:style-name="P2"><text:s text:c="4"/>printf("\nEnter your Choice ");</text:p>
      <text:p text:style-name="P2"><text:s text:c="4"/>scanf("%d", &amp;ch);</text:p>
      <text:p text:style-name="P2"><text:s text:c="4"/>switch(ch)</text:p>
      <text:p text:style-name="P2"><text:s text:c="5"/>{</text:p>
      <text:p text:style-name="P2"><text:s text:c="6"/>case 1 : insert_rear();</text:p>
      <text:p text:style-name="P2"><text:s text:c="15"/>printf("\nQueue after insert at rear ");</text:p>
      <text:p text:style-name="P2"><text:s text:c="15"/>display();</text:p>
      <text:p text:style-name="P2"><text:s text:c="15"/>break;</text:p>
      <text:p text:style-name="P2"><text:s text:c="6"/>case 2 : insert_front();</text:p>
      <text:p text:style-name="P2"><text:s text:c="15"/>printf("\nQueue after insert at front ");</text:p>
      <text:p text:style-name="P2"><text:s text:c="15"/>display();</text:p>
      <text:p text:style-name="P2"><text:s text:c="15"/>break;</text:p>
      <text:p text:style-name="P2"><text:s text:c="6"/>case 3 : delete_front();</text:p>
      <text:p text:style-name="P2"><text:s text:c="15"/>printf("\nQueue after delete at front ");</text:p>
      <text:p text:style-name="P2"><text:s text:c="15"/>display();</text:p>
      <text:p text:style-name="P2"><text:s text:c="15"/>break;</text:p>
      <text:p text:style-name="P2"><text:s text:c="6"/>case 4 : delete_rear();</text:p>
      <text:p text:style-name="P2"><text:s text:c="15"/>printf("\nQueue after delete at rear ");</text:p>
      <text:p text:style-name="P2"><text:s text:c="15"/>display();</text:p>
      <text:p text:style-name="P2"><text:s text:c="15"/>break;</text:p>
      <text:p text:style-name="P2"><text:s text:c="6"/>case 5 : display();</text:p>
      <text:p text:style-name="P2"><text:s text:c="15"/>break;</text:p>
      <text:p text:style-name="P2"><text:s text:c="6"/>case 6 : break;</text:p>
      <text:p text:style-name="P2"><text:s text:c="6"/>default : printf("\nInvalid Choice");</text:p>
      <text:p text:style-name="P2"><text:s text:c="16"/>break;</text:p>
      <text:p text:style-name="P2"><text:s text:c="6"/>}</text:p>
      <text:p text:style-name="P2"><text:s text:c="4"/>}while(ch!=6);</text:p>
      <text:p text:style-name="P2"><text:soft-page-break/>}</text:p>
      <text:p text:style-name="P2"></text:p>
      <text:p text:style-name="P2">void insert_rear()</text:p>
      <text:p text:style-name="P2">{</text:p>
      <text:p text:style-name="P2"><text:s/>int num;</text:p>
      <text:p text:style-name="P2"><text:s/>printf("\nEnter the number to be inserted in the Queue ");</text:p>
      <text:p text:style-name="P2"><text:s/>scanf("%d", &amp;num);</text:p>
      <text:p text:style-name="P2"><text:s/>if(rear==max)</text:p>
      <text:p text:style-name="P2"><text:s text:c="3"/>printf("\nThe Queue is OVERFLOW");</text:p>
      <text:p text:style-name="P2"><text:s/>else</text:p>
      <text:p text:style-name="P2"><text:s text:c="3"/>{</text:p>
      <text:p text:style-name="P2"><text:s text:c="4"/>rear++;</text:p>
      <text:p text:style-name="P2"><text:s text:c="4"/>queue[rear]=num;</text:p>
      <text:p text:style-name="P2"><text:s text:c="4"/>if(rear==0)</text:p>
      <text:p text:style-name="P2"><text:s text:c="7"/>rear=1;</text:p>
      <text:p text:style-name="P2"><text:s text:c="4"/>if(front==0)</text:p>
      <text:p text:style-name="P2"><text:s text:c="7"/>front=1;</text:p>
      <text:p text:style-name="P2"><text:s text:c="3"/>}</text:p>
      <text:p text:style-name="P2">}</text:p>
      <text:p text:style-name="P2"></text:p>
      <text:p text:style-name="P2">void insert_front()</text:p>
      <text:p text:style-name="P2">{</text:p>
      <text:p text:style-name="P2"><text:s/>int num;</text:p>
      <text:p text:style-name="P2"><text:s/>printf("\nEnter the number to be inserted in the Queue ");</text:p>
      <text:p text:style-name="P2"><text:s/>scanf("%d", &amp;num);</text:p>
      <text:p text:style-name="P2"><text:s/>if(front&lt;=1)</text:p>
      <text:p text:style-name="P2"><text:s text:c="3"/>printf("\nCannot add value at front end");</text:p>
      <text:p text:style-name="P2"><text:s/>else</text:p>
      <text:p text:style-name="P2"><text:s text:c="3"/>{</text:p>
      <text:p text:style-name="P2"><text:s text:c="4"/>front--;</text:p>
      <text:p text:style-name="P2"><text:s text:c="4"/>queue[front]=num;</text:p>
      <text:p text:style-name="P2"><text:s text:c="3"/>}</text:p>
      <text:p text:style-name="P2">}</text:p>
      <text:p text:style-name="P2"></text:p>
      <text:p text:style-name="P2">void delete_front()</text:p>
      <text:p text:style-name="P2">{</text:p>
      <text:p text:style-name="P2"><text:s/>int no;</text:p>
      <text:p text:style-name="P2"><text:s/>if(front==0)</text:p>
      <text:p text:style-name="P2"><text:s text:c="4"/>printf("\nThe Queue is UNDERFLOW");</text:p>
      <text:p text:style-name="P2"><text:s/>else</text:p>
      <text:p text:style-name="P2"><text:s text:c="3"/>{</text:p>
      <text:p text:style-name="P2"><text:s text:c="4"/>no=queue[front];</text:p>
      <text:p text:style-name="P2"><text:s text:c="4"/>printf("\nDeleted Element is %d\n",no);</text:p>
      <text:p text:style-name="P2"><text:s text:c="4"/>if(front==rear)</text:p>
      <text:p text:style-name="P2"><text:s text:c="7"/>front=rear=0;</text:p>
      <text:p text:style-name="P2"><text:s text:c="4"/>else</text:p>
      <text:p text:style-name="P2"><text:s text:c="5"/>front++;</text:p>
      <text:p text:style-name="P2"><text:s text:c="3"/>}</text:p>
      <text:p text:style-name="P2">}</text:p>
      <text:p text:style-name="P2"></text:p>
      <text:p text:style-name="P2">void delete_rear()</text:p>
      <text:p text:style-name="P2">{</text:p>
      <text:p text:style-name="P2"><text:s/>int no;</text:p>
      <text:p text:style-name="P2"><text:s/>if(rear==0)</text:p>
      <text:p text:style-name="P2"><text:s text:c="4"/>printf("\nCannot delete value at rear end");</text:p>
      <text:p text:style-name="P2"><text:soft-page-break/><text:s/>else</text:p>
      <text:p text:style-name="P2"><text:s text:c="3"/>{</text:p>
      <text:p text:style-name="P2"><text:s text:c="4"/>no=queue[rear];</text:p>
      <text:p text:style-name="P2"><text:s text:c="4"/>if(front==rear)</text:p>
      <text:p text:style-name="P2"><text:s text:c="5"/>front=rear=0;</text:p>
      <text:p text:style-name="P2"><text:s text:c="4"/>else</text:p>
      <text:p text:style-name="P2"><text:s text:c="6"/>{</text:p>
      <text:p text:style-name="P2"><text:s text:c="7"/>rear--;</text:p>
      <text:p text:style-name="P2"><text:s text:c="7"/>printf("\nDeleted Element is %d ",no);</text:p>
      <text:p text:style-name="P2"><text:s text:c="7"/>}</text:p>
      <text:p text:style-name="P2"><text:s text:c="4"/>}</text:p>
      <text:p text:style-name="P2">}</text:p>
      <text:p text:style-name="P2"></text:p>
      <text:p text:style-name="P2">void display()</text:p>
      <text:p text:style-name="P2">{</text:p>
      <text:p text:style-name="P2"><text:s/>int i;</text:p>
      <text:p text:style-name="P2"><text:s/>if(front==0)</text:p>
      <text:p text:style-name="P2"><text:s text:c="3"/>printf("\nThe Queue is UNDERFLOW");</text:p>
      <text:p text:style-name="P2"><text:s/>else</text:p>
      <text:p text:style-name="P2"><text:s text:c="2"/>{</text:p>
      <text:p text:style-name="P2"><text:s text:c="3"/>printf("\nOUTPUT");</text:p>
      <text:p text:style-name="P2"><text:s text:c="3"/>for(i=front;i&lt;=rear;i++)</text:p>
      <text:p text:style-name="P2"><text:s text:c="5"/>printf("\n%d",queue[i]);</text:p>
      <text:p text:style-name="P2"><text:s text:c="2"/>}</text:p>
      <text:p text:style-name="P2"><text:s/>printf("\n");</text:p>
      <text:p text:style-name="P2">}</text:p>
      <text:p text:style-name="P2"/>
      <text:p text:style-name="P2">OUTPUT:-</text:p>
      <text:p text:style-name="P2">student@CE4PC-12:~$ ./que</text:p>
      <text:p text:style-name="P2">1.Insert an Element at rear</text:p>
      <text:p text:style-name="P2">2.Insert an Element At front</text:p>
      <text:p text:style-name="P2">3.Delete an Element from front</text:p>
      <text:p text:style-name="P2">4.Delete an Element from rear</text:p>
      <text:p text:style-name="P2">5.Display</text:p>
      <text:p text:style-name="P2">6.Exit</text:p>
      <text:p text:style-name="P2">Enter your Choice 2</text:p>
      <text:p text:style-name="P2"></text:p>
      <text:p text:style-name="P2">Enter the number to be inserted in the Queue 12</text:p>
      <text:p text:style-name="P2"></text:p>
      <text:p text:style-name="P2">Queue after insert at front </text:p>
      <text:p text:style-name="P2">OUTPUT</text:p>
      <text:p text:style-name="P2">12</text:p>
      <text:p text:style-name="P2">1.Insert an Element at rear</text:p>
      <text:p text:style-name="P2">2.Insert an Element At front</text:p>
      <text:p text:style-name="P2">3.Delete an Element from front</text:p>
      <text:p text:style-name="P2">4.Delete an Element from rear</text:p>
      <text:p text:style-name="P2">5.Display</text:p>
      <text:p text:style-name="P2">6.Exit</text:p>
      <text:p text:style-name="P2">Enter your Choice 2</text:p>
      <text:p text:style-name="P2"></text:p>
      <text:p text:style-name="P2">Enter the number to be inserted in the Queue 23</text:p>
      <text:p text:style-name="P2"></text:p>
      <text:p text:style-name="P2">Queue after insert at front </text:p>
      <text:p text:style-name="P2">OUTPUT</text:p>
      <text:p text:style-name="P2">23</text:p>
      <text:p text:style-name="P2"><text:soft-page-break/>12</text:p>
      <text:p text:style-name="P2">1.Insert an Element at rear</text:p>
      <text:p text:style-name="P2">2.Insert an Element At front</text:p>
      <text:p text:style-name="P2">3.Delete an Element from front</text:p>
      <text:p text:style-name="P2">4.Delete an Element from rear</text:p>
      <text:p text:style-name="P2">5.Display</text:p>
      <text:p text:style-name="P2">6.Exit</text:p>
      <text:p text:style-name="P2">Enter your Choice 2</text:p>
      <text:p text:style-name="P2"></text:p>
      <text:p text:style-name="P2">Enter the number to be inserted in the Queue 34</text:p>
      <text:p text:style-name="P2"></text:p>
      <text:p text:style-name="P2">Queue after insert at front </text:p>
      <text:p text:style-name="P2">OUTPUT</text:p>
      <text:p text:style-name="P2">34</text:p>
      <text:p text:style-name="P2">23</text:p>
      <text:p text:style-name="P2">12</text:p>
      <text:p text:style-name="P2">1.Insert an Element at rear</text:p>
      <text:p text:style-name="P2">2.Insert an Element At front</text:p>
      <text:p text:style-name="P2">3.Delete an Element from front</text:p>
      <text:p text:style-name="P2">4.Delete an Element from rear</text:p>
      <text:p text:style-name="P2">5.Display</text:p>
      <text:p text:style-name="P2">6.Exit</text:p>
      <text:p text:style-name="P2">Enter your Choice 1</text:p>
      <text:p text:style-name="P2"></text:p>
      <text:p text:style-name="P2">Enter the number to be inserted in the Queue 45</text:p>
      <text:p text:style-name="P2"></text:p>
      <text:p text:style-name="P2">Queue after insert at rear </text:p>
      <text:p text:style-name="P2">OUTPUT</text:p>
      <text:p text:style-name="P2">34</text:p>
      <text:p text:style-name="P2">23</text:p>
      <text:p text:style-name="P2">12</text:p>
      <text:p text:style-name="P2">45</text:p>
      <text:p text:style-name="P2">1.Insert an Element at rear</text:p>
      <text:p text:style-name="P2">2.Insert an Element At front</text:p>
      <text:p text:style-name="P2">3.Delete an Element from front</text:p>
      <text:p text:style-name="P2">4.Delete an Element from rear</text:p>
      <text:p text:style-name="P2">5.Display</text:p>
      <text:p text:style-name="P2">6.Exit</text:p>
      <text:p text:style-name="P2">Enter your Choice 3</text:p>
      <text:p text:style-name="P2"></text:p>
      <text:p text:style-name="P2">Deleted Element is 34</text:p>
      <text:p text:style-name="P2"></text:p>
      <text:p text:style-name="P2">Queue after delete at front </text:p>
      <text:p text:style-name="P2">OUTPUT</text:p>
      <text:p text:style-name="P2">23</text:p>
      <text:p text:style-name="P2">12</text:p>
      <text:p text:style-name="P2">45</text:p>
      <text:p text:style-name="P2">1.Insert an Element at rear</text:p>
      <text:p text:style-name="P2">2.Insert an Element At front</text:p>
      <text:p text:style-name="P2">3.Delete an Element from front</text:p>
      <text:p text:style-name="P2">4.Delete an Element from rear</text:p>
      <text:p text:style-name="P2">5.Display</text:p>
      <text:p text:style-name="P2">6.Exit</text:p>
      <text:p text:style-name="P2">Enter your Choice 4</text:p>
      <text:p text:style-name="P2"></text:p>
      <text:p text:style-name="P2"><text:soft-page-break/>Deleted Element is 45 </text:p>
      <text:p text:style-name="P2">Queue after delete at rear </text:p>
      <text:p text:style-name="P2">OUTPUT</text:p>
      <text:p text:style-name="P2">23</text:p>
      <text:p text:style-name="P2">12</text:p>
      <text:p text:style-name="P2">1.Insert an Element at rear</text:p>
      <text:p text:style-name="P2">2.Insert an Element At front</text:p>
      <text:p text:style-name="P2">3.Delete an Element from front</text:p>
      <text:p text:style-name="P2">4.Delete an Element from rear</text:p>
      <text:p text:style-name="P2">5.Display</text:p>
      <text:p text:style-name="P2">6.Exit</text:p>
      <text:p text:style-name="P2">Enter your Choice 5</text:p>
      <text:p text:style-name="P2"></text:p>
      <text:p text:style-name="P2">OUTPUT</text:p>
      <text:p text:style-name="P2">23</text:p>
      <text:p text:style-name="P2">12</text:p>
      <text:p text:style-name="P2">1.Insert an Element at rear</text:p>
      <text:p text:style-name="P2">2.Insert an Element At front</text:p>
      <text:p text:style-name="P2">3.Delete an Element from front</text:p>
      <text:p text:style-name="P2">4.Delete an Element from rear</text:p>
      <text:p text:style-name="P2">5.Display</text:p>
      <text:p text:style-name="P2">6.Exit</text:p>
      <text:p text:style-name="P2">Enter your Choice 6</text:p>
      <text:p text:style-name="P2">student@CE4PC-12:~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1pt" officeooo:rsid="001392d4" officeooo:paragraph-rsid="001392d4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<text:s text:c="2"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15:18:27.511848795</meta:creation-date>
    <dc:date>2015-08-14T15:21:06.718029853</dc:date>
    <meta:editing-duration>PT48S</meta:editing-duration>
    <meta:editing-cycles>3</meta:editing-cycles>
    <meta:generator>LibreOffice/4.2.3.3$Linux_x86 LibreOffice_project/420m0$Build-3</meta:generator>
    <meta:document-statistic meta:table-count="0" meta:image-count="0" meta:object-count="0" meta:page-count="5" meta:paragraph-count="244" meta:word-count="579" meta:character-count="4338" meta:non-whitespace-character-count="3237"/>
  </office:meta>
</office:document-meta>
</file>